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957000004C2EBED52EAF5172C1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Tahoma1" svg:font-family="Tahoma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385cm" fo:min-width="3.3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0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style:font-name="Arial1" fo:font-style="italic" style:font-name-asian="Arial1" style:font-style-asian="italic" style:font-name-complex="Arial1" style:font-style-complex="italic"/>
    </style:style>
    <style:style style:name="T2" style:family="text">
      <style:text-properties style:text-position="-33% 58%"/>
    </style:style>
    <style:style style:name="T3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1.589cm" svg:height="10.743cm" svg:x="0.001cm" svg:y="0cm">
          <draw:image xlink:href="Pictures/1000000000000957000004C2EBED52EAF5172C1D.png" xlink:type="simple" xlink:show="embed" xlink:actuate="onLoad" loext:mime-type="image/png">
            <text:p/>
          </draw:image>
        </draw:frame>
        <draw:custom-shape draw:style-name="gr2" draw:text-style-name="P2" draw:layer="layout" svg:width="3.81cm" svg:height="0.635cm" svg:x="10.16cm" svg:y="10.16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576cm" svg:height="1.114cm" svg:x="10.16cm" svg:y="9.808cm">
          <draw:text-box>
            <text:p><text:span text:style-name="T1">Θ</text:span><text:span text:style-name="T2">max</text:span><text:span text:style-name="T3"> / 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Tahoma1" svg:font-family="Tahoma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1.59cm" fo:page-height="11.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30T22:43:11.499721837</meta:creation-date>
    <dc:date>2020-08-30T22:54:56.521574652</dc:date>
    <meta:editing-duration>PT4M41S</meta:editing-duration>
    <meta:editing-cycles>2</meta:editing-cycles>
    <meta:generator>LibreOffice/6.1.6.3$Linux_X86_64 LibreOffice_project/10$Build-3</meta:generator>
    <meta:document-statistic meta:object-count="3"/>
  </office:meta>
</office:document-meta>
</file>